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2" style:parent-style-name="Обычный" style:family="paragraph">
      <style:paragraph-properties fo:text-align="center" fo:line-height="150%" fo:margin-right="-0.4437in"/>
    </style:style>
    <style:style style:name="T23" style:parent-style-name="Названиекниги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2" style:family="table-column">
      <style:table-column-properties style:column-width="2.9527in"/>
    </style:style>
    <style:style style:name="TableColumn33" style:family="table-column">
      <style:table-column-properties style:column-width="1.7722in"/>
    </style:style>
    <style:style style:name="TableColumn34" style:family="table-column">
      <style:table-column-properties style:column-width="1.968in"/>
    </style:style>
    <style:style style:name="Table31" style:family="table">
      <style:table-properties style:width="6.693in" style:rel-width="100%" fo:margin-left="0in" table:align="left"/>
    </style:style>
    <style:style style:name="TableRow35" style:family="table-row">
      <style:table-row-properties style:min-row-height="0.4263in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Обычный" style:family="paragraph">
      <style:paragraph-properties fo:text-align="center" fo:line-height="150%"/>
      <style:text-properties style:font-name-asian="DengXian" fo:font-size="14pt" style:font-size-asian="14pt" style:font-size-complex="14pt" style:language-asian="zh" style:country-asian="CN"/>
    </style:style>
    <style:style style:name="TableRow42" style:family="table-row">
      <style:table-row-properties style:min-row-height="0.4263in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52" style:parent-style-name="Обычный" style:family="paragraph">
      <style:paragraph-properties fo:text-align="center" fo:line-height="150%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P54" style:parent-style-name="Обычный" style:family="paragraph">
      <style:paragraph-properties fo:break-before="page" fo:line-height="150%" fo:margin-left="0.4923in">
        <style:tab-stops/>
      </style:paragraph-properties>
    </style:style>
    <style:style style:name="T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9" style:parent-style-name="Обычный" style:family="paragraph">
      <style:paragraph-properties fo:text-align="center" fo:line-height="150%" fo:text-indent="0.4923in"/>
      <style:text-properties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 fo:text-indent="0.4923in"/>
    </style:style>
    <style:style style:name="T66" style:parent-style-name="Основнойшрифтабзаца" style:family="text">
      <style:text-properties style:font-name-asian="DengXian" style:font-weight-complex="bold" fo:font-size="14pt" style:font-size-asian="14pt" style:font-size-complex="14pt" style:language-asian="zh" style:country-asian="CN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73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74" style:parent-style-name="Основнойшрифтабзаца" style:family="text">
      <style:text-properties style:font-name-asian="DengXian" fo:font-size="14pt" style:font-size-asian="14pt" style:font-size-complex="14pt" fo:language="en" fo:country="US" style:language-asian="zh" style:country-asian="CN"/>
    </style:style>
    <style:style style:name="T75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76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77" style:parent-style-name="Обычный" style:family="paragraph">
      <style:paragraph-properties fo:text-align="justify" fo:line-height="150%" fo:text-indent="0.4923in"/>
    </style:style>
    <style:style style:name="T78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79" style:parent-style-name="Обычный" style:family="paragraph">
      <style:paragraph-properties fo:text-align="center"/>
      <style:text-properties fo:language="en" fo:country="US"/>
    </style:style>
    <style:style style:name="T80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81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82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83" style:parent-style-name="Обычный" style:family="paragraph">
      <style:paragraph-properties fo:text-align="center"/>
      <style:text-properties fo:language="en" fo:country="US"/>
    </style:style>
    <style:style style:name="T84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85" style:parent-style-name="Обычный" style:family="paragraph">
      <style:paragraph-properties fo:text-align="justify" fo:line-height="150%" fo:text-indent="0.4923in"/>
    </style:style>
    <style:style style:name="T86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87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88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89" style:parent-style-name="Обычный" style:family="paragraph">
      <style:paragraph-properties fo:text-align="center"/>
      <style:text-properties fo:language="en" fo:country="US"/>
    </style:style>
    <style:style style:name="T90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91" style:parent-style-name="Обычный" style:family="paragraph">
      <style:paragraph-properties fo:text-align="justify" fo:line-height="150%" fo:text-indent="0.4923in"/>
    </style:style>
    <style:style style:name="T92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93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94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95" style:parent-style-name="Обычный" style:family="paragraph">
      <style:paragraph-properties fo:text-align="center"/>
      <style:text-properties fo:language="en" fo:country="US"/>
    </style:style>
    <style:style style:name="T96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97" style:parent-style-name="Обычный" style:family="paragraph">
      <style:paragraph-properties fo:text-align="center"/>
      <style:text-properties fo:language="en" fo:country="US"/>
    </style:style>
    <style:style style:name="T98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99" style:parent-style-name="Обычный" style:family="paragraph">
      <style:paragraph-properties fo:text-align="justify" fo:line-height="150%" fo:text-indent="0.4923in"/>
    </style:style>
    <style:style style:name="T100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01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02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103" style:parent-style-name="Обычный" style:family="paragraph">
      <style:paragraph-properties fo:text-align="center"/>
      <style:text-properties fo:language="en" fo:country="US"/>
    </style:style>
    <style:style style:name="T104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105" style:parent-style-name="Обычный" style:family="paragraph">
      <style:paragraph-properties fo:text-align="center"/>
      <style:text-properties fo:language="en" fo:country="US"/>
    </style:style>
    <style:style style:name="T106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07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08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09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10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111" style:parent-style-name="Обычный" style:family="paragraph">
      <style:paragraph-properties fo:text-align="center"/>
      <style:text-properties fo:language="en" fo:country="US"/>
    </style:style>
    <style:style style:name="T112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13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114" style:parent-style-name="Обычный" style:family="paragraph">
      <style:paragraph-properties fo:text-align="center"/>
      <style:text-properties fo:language="en" fo:country="US"/>
    </style:style>
    <style:style style:name="P115" style:parent-style-name="Обычный" style:family="paragraph">
      <style:paragraph-properties fo:text-align="justify" fo:line-height="150%" fo:text-indent="0.4923in"/>
    </style:style>
    <style:style style:name="T1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zh" style:country-asian="CN"/>
    </style:style>
    <style:style style:name="P117" style:parent-style-name="Обычный" style:family="paragraph">
      <style:paragraph-properties fo:text-align="justify" fo:line-height="150%" fo:text-indent="0.4923in"/>
    </style:style>
    <style:style style:name="T118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19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20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121" style:parent-style-name="Обычный" style:family="paragraph">
      <style:paragraph-properties fo:text-align="center"/>
      <style:text-properties fo:language="en" fo:country="US"/>
    </style:style>
    <style:style style:name="T122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123" style:parent-style-name="Обычный" style:family="paragraph">
      <style:paragraph-properties fo:text-align="justify" fo:line-height="150%" fo:text-indent="0.4923in"/>
    </style:style>
    <style:style style:name="T124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125" style:parent-style-name="Обычный" style:family="paragraph">
      <style:paragraph-properties fo:text-align="center"/>
      <style:text-properties fo:language="en" fo:country="US"/>
    </style:style>
    <style:style style:name="T126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127" style:parent-style-name="Обычный" style:family="paragraph">
      <style:paragraph-properties fo:text-align="center"/>
      <style:text-properties fo:language="en" fo:country="US"/>
    </style:style>
    <style:style style:name="T128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29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3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zh" style:country-asian="CN"/>
    </style:style>
    <style:style style:name="P131" style:parent-style-name="Обычный" style:family="paragraph">
      <style:paragraph-properties fo:text-align="justify" fo:line-height="150%" fo:text-indent="0.4923in"/>
    </style:style>
    <style:style style:name="T132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T133" style:parent-style-name="Основнойшрифтабзаца" style:family="text">
      <style:text-properties style:font-name-asian="DengXian" fo:font-size="14pt" style:font-size-asian="14pt" style:font-size-complex="14pt" style:language-asian="zh" style:country-asian="CN"/>
    </style:style>
    <style:style style:name="P134" style:parent-style-name="Обычный" style:family="paragraph">
      <style:paragraph-properties fo:text-align="justify" fo:line-height="150%" fo:text-indent="0.4923in"/>
      <style:text-properties style:font-name-asian="DengXian" fo:font-size="14pt" style:font-size-asian="14pt" style:font-size-complex="14pt" style:language-asian="zh" style:country-asian="CN"/>
    </style:style>
    <style:style style:name="P135" style:parent-style-name="Обычный" style:family="paragraph">
      <style:paragraph-properties fo:text-align="justify" fo:line-height="150%" fo:text-indent="0.4923in"/>
    </style:style>
    <style:style style:name="T136" style:parent-style-name="Основнойшрифтабзаца" style:family="text">
      <style:text-properties fo:font-size="14pt" style:font-size-asian="14pt" style:font-size-complex="14pt" style:language-asian="zh" style:country-asian="CN"/>
    </style:style>
    <style:style style:name="P137" style:parent-style-name="Обычный" style:family="paragraph">
      <style:text-properties fo:font-size="14pt" style:font-size-asian="14pt" style:font-size-complex="14pt" fo:hyphenate="true"/>
    </style:style>
    <style:style style:name="P138" style:parent-style-name="Обычный" style:family="paragraph">
      <style:text-properties fo:font-size="14pt" style:font-size-asian="14pt" style:font-size-complex="14pt" fo:hyphenate="true"/>
    </style:style>
    <style:style style:name="P139" style:parent-style-name="Обычный" style:family="paragraph">
      <style:paragraph-properties fo:break-before="page"/>
      <style:text-properties fo:font-size="14pt" style:font-size-asian="14pt" style:font-size-complex="14pt" fo:hyphenate="true"/>
    </style:style>
    <style:style style:name="P140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1" style:parent-style-name="Обычный" style:family="paragraph">
      <style:paragraph-properties fo:line-height="150%" fo:text-indent="0.4923in"/>
      <style:text-properties fo:font-size="14pt" style:font-size-asian="14pt" style:font-size-complex="14pt"/>
    </style:style>
    <style:style style:name="P142" style:parent-style-name="Обычный" style:family="paragraph">
      <style:paragraph-properties fo:line-height="150%" fo:text-indent="0.4923in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ableColumn145" style:family="table-column">
      <style:table-column-properties style:column-width="2.2784in" style:use-optimal-column-width="false"/>
    </style:style>
    <style:style style:name="TableColumn146" style:family="table-column">
      <style:table-column-properties style:column-width="3.8305in" style:use-optimal-column-width="false"/>
    </style:style>
    <style:style style:name="Table144" style:family="table">
      <style:table-properties style:width="6.109in" fo:margin-left="0.0819in" table:align="left"/>
    </style:style>
    <style:style style:name="TableRow147" style:family="table-row">
      <style:table-row-properties style:min-row-height="0.3659in" style:use-optimal-row-height="false"/>
    </style:style>
    <style:style style:name="TableCell148" style:family="table-cell">
      <style:table-cell-properties fo:border="0.0034in solid #000000" style:writing-mode="lr-tb" fo:padding-top="0in" fo:padding-left="0in" fo:padding-bottom="0in" fo:padding-right="0in"/>
    </style:style>
    <style:style style:name="P149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Cell150" style:family="table-cell">
      <style:table-cell-properties fo:border="0.0034in solid #000000" style:writing-mode="lr-tb" fo:padding-top="0in" fo:padding-left="0in" fo:padding-bottom="0in" fo:padding-right="0in"/>
    </style:style>
    <style:style style:name="P151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Row152" style:family="table-row">
      <style:table-row-properties style:min-row-height="1.2194in" style:use-optimal-row-height="false"/>
    </style:style>
    <style:style style:name="TableCell153" style:family="table-cell">
      <style:table-cell-properties fo:border="0.0034in solid #000000" style:writing-mode="lr-tb" fo:padding-top="0in" fo:padding-left="0in" fo:padding-bottom="0in" fo:padding-right="0in"/>
    </style:style>
    <style:style style:name="P154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Cell155" style:family="table-cell">
      <style:table-cell-properties fo:border="0.0034in solid #000000" style:writing-mode="lr-tb" fo:padding-top="0in" fo:padding-left="0in" fo:padding-bottom="0in" fo:padding-right="0in"/>
    </style:style>
    <style:style style:name="P156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157" style:family="table-row">
      <style:table-row-properties style:min-row-height="0.9368in" style:use-optimal-row-height="false"/>
    </style:style>
    <style:style style:name="TableCell158" style:family="table-cell">
      <style:table-cell-properties fo:border="0.0034in solid #000000" style:writing-mode="lr-tb" fo:padding-top="0in" fo:padding-left="0in" fo:padding-bottom="0in" fo:padding-right="0in"/>
    </style:style>
    <style:style style:name="P159" style:parent-style-name="Обычный" style:family="paragraph">
      <style:paragraph-properties fo:widows="0" fo:orphans="0" style:text-autospace="none"/>
      <style:text-properties fo:font-size="14pt" style:font-size-asian="14pt" style:font-size-complex="14pt" fo:language="en" fo:country="US"/>
    </style:style>
    <style:style style:name="TableCell160" style:family="table-cell">
      <style:table-cell-properties fo:border="0.0034in solid #000000" style:writing-mode="lr-tb" fo:padding-top="0in" fo:padding-left="0in" fo:padding-bottom="0in" fo:padding-right="0in"/>
    </style:style>
    <style:style style:name="P161" style:parent-style-name="Обычный" style:family="paragraph">
      <style:paragraph-properties fo:widows="0" fo:orphans="0" style:text-autospace="none"/>
      <style:text-properties fo:font-size="14pt" style:font-size-asian="14pt" style:font-size-complex="14pt" fo:language="en" fo:country="US"/>
    </style:style>
    <style:style style:name="TableRow162" style:family="table-row">
      <style:table-row-properties style:min-row-height="1.1145in" style:use-optimal-row-height="false"/>
    </style:style>
    <style:style style:name="TableCell163" style:family="table-cell">
      <style:table-cell-properties fo:border="0.0034in solid #000000" style:writing-mode="lr-tb" fo:padding-top="0in" fo:padding-left="0in" fo:padding-bottom="0in" fo:padding-right="0in"/>
    </style:style>
    <style:style style:name="P164" style:parent-style-name="Обычный" style:family="paragraph">
      <style:paragraph-properties fo:widows="0" fo:orphans="0" style:text-autospace="none"/>
    </style:style>
    <style:style style:name="T1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67" style:family="table-cell">
      <style:table-cell-properties fo:border="0.0034in solid #000000" style:writing-mode="lr-tb" fo:padding-top="0in" fo:padding-left="0in" fo:padding-bottom="0in" fo:padding-right="0in"/>
    </style:style>
    <style:style style:name="P168" style:parent-style-name="Обычный" style:family="paragraph">
      <style:paragraph-properties fo:widows="0" fo:orphans="0" style:text-autospace="none"/>
      <style:text-properties fo:font-size="14pt" style:font-size-asian="14pt" style:font-size-complex="14pt" fo:language="en" fo:country="US"/>
    </style:style>
    <style:style style:name="P169" style:parent-style-name="Обычный" style:family="paragraph">
      <style:paragraph-properties fo:line-height="150%"/>
      <style:text-properties fo:font-size="14pt" style:font-size-asian="14pt" style:font-size-complex="14pt" fo:language="en" fo:country="US"/>
    </style:style>
    <style:style style:name="P170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71" style:parent-style-name="Обычный" style:family="paragraph">
      <style:paragraph-properties fo:text-align="justify" fo:line-height="150%" fo:text-indent="0.4923in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style:font-name-asian="DengXian" style:font-weight-complex="bold" fo:font-size="14pt" style:font-size-asian="14pt" style:font-size-complex="14pt" style:language-asian="zh" style:country-asian="CN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/>
    </style:style>
    <style:style style:name="T177" style:parent-style-name="Основнойшрифтабзаца" style:family="text">
      <style:text-properties style:font-name-asian="DengXian" style:font-weight-complex="bold" fo:font-size="14pt" style:font-size-asian="14pt" style:font-size-complex="14pt" style:language-asian="zh" style:country-asian="CN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P179" style:parent-style-name="Обычный" style:family="paragraph">
      <style:paragraph-properties fo:break-before="page" fo:text-align="center" fo:line-height="150%"/>
    </style:style>
    <style:style style:name="T180" style:parent-style-name="Названиекниги" style:family="text">
      <style:text-properties fo:text-transform="uppercase" fo:font-size="14pt" style:font-size-asian="14pt" style:font-size-complex="14pt"/>
    </style:style>
    <style:style style:name="P181" style:parent-style-name="Обычный" style:family="paragraph">
      <style:paragraph-properties fo:text-align="center" fo:line-height="150%"/>
    </style:style>
    <style:style style:name="T182" style:parent-style-name="Названиекниги" style:family="text">
      <style:text-properties fo:text-transform="uppercase" fo:font-size="14pt" style:font-size-asian="14pt" style:font-size-complex="14pt"/>
    </style:style>
    <style:style style:name="P18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4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85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86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87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88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89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90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92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93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94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95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96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197" style:parent-style-name="Обычный" style:family="paragraph">
      <style:paragraph-properties fo:text-align="justify" fo:line-height="150%" fo:text-indent="0.4923in"/>
    </style:style>
    <style:style style:name="T19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01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02" style:parent-style-name="Обычный" style:family="paragraph">
      <style:paragraph-properties fo:text-align="justify" fo:line-height="150%" fo:text-indent="0.4923in"/>
    </style:style>
    <style:style style:name="T2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0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06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07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08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09" style:parent-style-name="Обычный" style:family="paragraph">
      <style:paragraph-properties fo:text-align="justify" fo:line-height="150%" fo:text-indent="0.4923in"/>
    </style:style>
    <style:style style:name="T2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5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16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17" style:parent-style-name="Обычный" style:family="paragraph">
      <style:paragraph-properties fo:text-align="justify" fo:line-height="150%" fo:text-indent="0.4923in"/>
    </style:style>
    <style:style style:name="T21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20" style:parent-style-name="Обычный" style:family="paragraph">
      <style:paragraph-properties fo:text-align="justify" fo:line-height="150%" fo:text-indent="0.4923in"/>
    </style:style>
    <style:style style:name="T2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2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23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24" style:parent-style-name="Обычный" style:family="paragraph">
      <style:paragraph-properties fo:text-align="justify" fo:line-height="150%" fo:text-indent="0.4923in"/>
    </style:style>
    <style:style style:name="T22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227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/>
    </style:style>
    <style:style style:name="P228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/>
    </style:style>
    <style:style style:name="P229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/>
    </style:style>
    <style:style style:name="P230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31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32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33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34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35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36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37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38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39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40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41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42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43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44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45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46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47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 fo:language="en" fo:country="US"/>
    </style:style>
    <style:style style:name="P248" style:parent-style-name="Обычный" style:family="paragraph">
      <style:paragraph-properties fo:text-align="justify" fo:line-height="150%" fo:text-indent="0.4923in"/>
      <style:text-properties style:font-name="Courier New" style:font-name-complex="Courier New" fo:font-size="10pt" style:font-size-asian="10pt" style:font-size-complex="10pt"/>
    </style:style>
    <style:style style:name="P249" style:parent-style-name="Обычный" style:family="paragraph">
      <style:paragraph-properties fo:text-align="justify"/>
      <style:text-properties fo:font-size="11pt" style:font-size-asian="11pt" style:font-size-complex="11pt"/>
    </style:style>
    <style:style style:name="P250" style:parent-style-name="Обычный" style:family="paragraph">
      <style:paragraph-properties fo:text-align="justify" fo:text-indent="0.4923in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5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5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5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6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6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6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6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6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6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6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6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6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6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7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7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7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7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7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7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7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7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7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7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8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8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8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8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8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8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8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8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8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89" style:parent-style-name="Обычный" style:family="paragraph">
      <style:paragraph-properties fo:text-align="justify"/>
      <style:text-properties fo:font-size="11pt" style:font-size-asian="11pt" style:font-size-complex="11pt" fo:language="en" fo:country="US"/>
    </style:style>
    <style:style style:name="P290" style:parent-style-name="Обычный" style:family="paragraph">
      <style:paragraph-properties fo:text-align="justify" fo:text-indent="0.4923in"/>
    </style:style>
    <style:style style:name="T291" style:parent-style-name="Основнойшрифтабзаца" style:family="text">
      <style:text-properties fo:font-size="14pt" style:font-size-asian="14pt" style:font-size-complex="14pt"/>
    </style:style>
    <style:style style:name="T2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3" style:parent-style-name="Основнойшрифтабзаца" style:family="text">
      <style:text-properties fo:font-size="14pt" style:font-size-asian="14pt" style:font-size-complex="14pt"/>
    </style:style>
    <style:style style:name="T2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9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9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9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29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0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0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0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0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0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0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0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0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0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0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1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1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1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1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1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1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1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1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1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1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2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2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2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2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2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2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2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2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2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2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3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3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3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3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3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3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3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3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3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3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4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4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4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4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4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4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4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4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4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4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5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5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5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5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5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5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5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5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5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5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6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6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6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6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6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6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6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6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6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6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7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7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7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7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7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7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7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7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7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7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8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8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8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8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8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8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8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8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8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8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9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9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9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9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9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9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9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9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9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39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0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0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0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0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0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0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0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0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0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0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1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1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1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1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1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1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1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1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1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1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2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2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2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2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2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2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2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2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2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2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30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31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32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3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3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35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36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37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38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39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 fo:language="en" fo:country="US"/>
    </style:style>
    <style:style style:name="P440" style:parent-style-name="Обычный" style:family="paragraph">
      <style:paragraph-properties fo:text-align="justify"/>
    </style:style>
    <style:style style:name="T4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443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/>
    </style:style>
    <style:style style:name="P444" style:parent-style-name="Обычный" style:family="paragraph">
      <style:paragraph-properties fo:text-align="justify"/>
      <style:text-properties style:font-name="Courier New" style:font-name-complex="Courier New" fo:font-size="10pt" style:font-size-asian="10pt" style:font-size-complex="10pt"/>
    </style:style>
    <style:style style:name="P445" style:parent-style-name="Обычный" style:family="paragraph">
      <style:paragraph-properties fo:text-align="justify"/>
    </style:style>
    <style:style style:name="T44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family="graphic" style:name="a3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00000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0694in" svg:stroke-color="#00000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0694in" svg:stroke-color="#000000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0694in" svg:stroke-color="#00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000000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00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0694in" svg:stroke-color="#000000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0694in" svg:stroke-color="#000000" draw:marker-end="a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м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2</text:p>
      <text:p text:style-name="P18"><text:span text:style-name="T19">по<text:s/></text:span><text:span text:style-name="T20">дисциплине «Алгоритмы и структуры данных</text:span><text:span text:style-name="T21">»</text:span></text:p>
      <text:p text:style-name="P22"><text:span text:style-name="T23">Тема:<text:s/></text:span><text:span text:style-name="T24">Рекурсивная обработка иерархических списков.</text:span></text:p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Студент гр. 9384</text:p>
          </table:table-cell>
          <table:table-cell table:style-name="TableCell38">
            <text:p text:style-name="P39"/>
          </table:table-cell>
          <table:table-cell table:style-name="TableCell40">
            <text:p text:style-name="P41">Звега А.Р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Ефремов М.А.</text:p>
          </table:table-cell>
        </table:table-row>
      </table:table>
      <text:p text:style-name="P49"/>
      <text:p text:style-name="P50"/>
      <text:p text:style-name="P51">Санкт-Петербург</text:p>
      <text:p text:style-name="P52"><text:span text:style-name="T53">2020</text:span></text:p>
      <text:soft-page-break/>
      <text:p text:style-name="P54"><text:span text:style-name="T55">Цель работы.</text:span></text:p>
      <text:p text:style-name="P56">Создать<text:s/>линейный список из иерархического.</text:p>
      <text:p text:style-name="P57"/>
      <text:p text:style-name="P58">Задание.</text:p>
      <text:p text:style-name="P59">ВАРИАНТ 6.</text:p>
      <text:p text:style-name="P60">6. сформировать линейный список атомов исходного<text:s/>иерархического</text:p>
      <text:p text:style-name="P61">списка<text:s/>путем устранения всех внутренних скобок в его сокращенной</text:p>
      <text:p text:style-name="P62"><text:span text:style-name="T63">скобочной записи;</text:span></text:p>
      <text:p text:style-name="P64">Выполнение работы.</text:p>
      <text:p text:style-name="P65"><text:span text:style-name="T66">Чтобы из<text:s/></text:span><text:span text:style-name="T67">иерархического<text:s/></text:span><text:span text:style-name="T68">списка</text:span><text:span text:style-name="T69"><text:s/>создать линейный, нам нужно чтобы все хвосты указывали на<text:s/></text:span><text:span text:style-name="T70">NULL</text:span><text:span text:style-name="T71">,<text:s/></text:span><text:span text:style-name="T72">а головы указывали на хвосты</text:span><text:span text:style-name="T73"><text:s/>(если они не равны<text:s/></text:span><text:span text:style-name="T74">NULL</text:span><text:span text:style-name="T75">) и голова последнего элемента хвоста должна указывать на следующий элемент списка</text:span><text:span text:style-name="T76">:</text:span></text:p>
      <text:p text:style-name="P77"><text:span text:style-name="T78"><draw:custom-shape svg:x="3.03056in" svg:y="0.07569in" svg:width="0.69375in" svg:height="0.425in" draw:z-index="251678720" draw:id="id0" draw:style-name="a0" draw:name="Прямоугольник 22" text:anchor-type="paragraph"><svg:title/><svg:desc/><text:p text:style-name="P79">1</text:p><draw:enhanced-geometry draw:type="non-primitive" svg:viewBox="0 0 21600 21600" draw:enhanced-path="M 0 0 L 21600 0 21600 21600 0 21600 Z N"/></draw:custom-shape></text:span><text:span text:style-name="T80"><draw:connector draw:type="line" svg:x1="3.51458in" svg:y1="0.07576in" svg:x2="3.51458in" svg:y2="0.50492in" draw:z-index="251680768" draw:id="id1" draw:style-name="a1" draw:name="Прямая соединительная линия 21" text:anchor-type="paragraph"><svg:title/><svg:desc/></draw:connector></text:span><text:span text:style-name="T81"><draw:connector draw:type="line" svg:x1="0.97708in" svg:y1="0.13611in" svg:x2="0.97708in" svg:y2="0.56528in" draw:z-index="251663360" draw:id="id2" draw:style-name="a2" draw:name="Прямая соединительная линия 9" text:anchor-type="paragraph"><svg:title/><svg:desc/></draw:connector></text:span><text:span text:style-name="T82"><draw:custom-shape svg:x="0.49375in" svg:y="0.13611in" svg:width="0.69375in" svg:height="0.425in" draw:z-index="251659264" draw:id="id3" draw:style-name="a3" draw:name="Прямоугольник 1" text:anchor-type="paragraph"><svg:title/><svg:desc/><text:p text:style-name="P83">1</text:p><draw:enhanced-geometry draw:type="non-primitive" svg:viewBox="0 0 21600 21600" draw:enhanced-path="M 0 0 L 21600 0 21600 21600 0 21600 Z N"/></draw:custom-shape></text:span><text:span text:style-name="T84"><text:s text:c="24"/></text:span></text:p>
      <text:p text:style-name="P85"><text:span text:style-name="T86"><draw:connector draw:type="line" svg:x1="3.27485in" svg:y1="0.1631in" svg:x2="3.27485in" svg:y2="0.33533in" draw:z-index="251697152" draw:id="id4" draw:style-name="a5" draw:name="Прямая со стрелкой 39" text:anchor-type="paragraph"><svg:title/><svg:desc/></draw:connector></text:span><text:span text:style-name="T87"><draw:connector draw:type="line" svg:x1="3.52292in" svg:y1="0.30764in" svg:x2="3.52292in" svg:y2="0.72639in" draw:z-index="251681792" draw:id="id5" draw:style-name="a6" draw:name="Прямая соединительная линия 26" text:anchor-type="paragraph"><svg:title/><svg:desc/></draw:connector></text:span><text:span text:style-name="T88"><draw:custom-shape svg:x="3.04082in" svg:y="0.3016in" svg:width="0.6625in" svg:height="0.425in" draw:z-index="251679744" draw:id="id6" draw:style-name="a7" draw:name="Прямоугольник 25" text:anchor-type="paragraph"><svg:title/><svg:desc/><text:p text:style-name="P89">2</text:p><draw:enhanced-geometry draw:type="non-primitive" svg:viewBox="0 0 21600 21600" draw:enhanced-path="M 0 0 L 21600 0 21600 21600 0 21600 Z N"/></draw:custom-shape></text:span><text:span text:style-name="T90"><draw:connector draw:type="line" svg:x1="0.75393in" svg:y1="0.22893in" svg:x2="0.75393in" svg:y2="0.38727in" draw:z-index="251691008" draw:id="id7" draw:style-name="a9" draw:name="Прямая со стрелкой 33" text:anchor-type="paragraph"><svg:title/><svg:desc/></draw:connector></text:span></text:p>
      <text:p text:style-name="P91"><text:span text:style-name="T92"><draw:connector draw:type="line" svg:x1="1.16134in" svg:y1="0.24213in" svg:x2="1.46204in" svg:y2="0.24213in" draw:z-index="251695104" draw:id="id8" draw:style-name="a11" draw:name="Прямая со стрелкой 37" text:anchor-type="paragraph"><svg:title/><svg:desc/></draw:connector></text:span><text:span text:style-name="T93"><draw:connector draw:type="line" svg:x1="1.89306in" svg:y1="0.01111in" svg:x2="1.89306in" svg:y2="0.42986in" draw:z-index="251675648" draw:id="id9" draw:style-name="a12" draw:name="Прямая соединительная линия 18" text:anchor-type="paragraph"><svg:title/><svg:desc/></draw:connector></text:span><text:span text:style-name="T94"><draw:custom-shape svg:x="1.41736in" svg:y="0.00463in" svg:width="0.6625in" svg:height="0.425in" draw:z-index="251672576" draw:id="id10" draw:style-name="a13" draw:name="Прямоугольник 16" text:anchor-type="paragraph"><svg:title/><svg:desc/><text:p text:style-name="P95">3</text:p><draw:enhanced-geometry draw:type="non-primitive" svg:viewBox="0 0 21600 21600" draw:enhanced-path="M 0 0 L 21600 0 21600 21600 0 21600 Z N"/></draw:custom-shape></text:span><text:span text:style-name="T96"><draw:custom-shape svg:x="0.50417in" svg:y="0.00486in" svg:width="0.6625in" svg:height="0.425in" draw:z-index="251662336" draw:id="id11" draw:style-name="a14" draw:name="Прямоугольник 8" text:anchor-type="paragraph"><svg:title/><svg:desc/><text:p text:style-name="P97">2</text:p><draw:enhanced-geometry draw:type="non-primitive" svg:viewBox="0 0 21600 21600" draw:enhanced-path="M 0 0 L 21600 0 21600 21600 0 21600 Z N"/></draw:custom-shape></text:span><text:span text:style-name="T98"><draw:connector draw:type="line" svg:x1="0.98958in" svg:y1="0.01111in" svg:x2="0.98958in" svg:y2="0.42986in" draw:z-index="251664384" draw:id="id12" draw:style-name="a15" draw:name="Прямая соединительная линия 10" text:anchor-type="paragraph"><svg:title/><svg:desc/></draw:connector></text:span></text:p>
      <text:p text:style-name="P99"><text:span text:style-name="T100"><draw:connector draw:type="line" svg:x1="3.32986in" svg:y1="0.05208in" svg:x2="3.67986in" svg:y2="0.31458in" draw:z-index="251698176" draw:id="id13" draw:style-name="a17" draw:name="Прямая со стрелкой 40" text:anchor-type="paragraph"><svg:title/><svg:desc/></draw:connector></text:span><text:span text:style-name="T101"><draw:connector draw:type="line" svg:x1="4.15139in" svg:y1="0.12917in" svg:x2="4.15139in" svg:y2="0.54792in" draw:z-index="251688960" draw:id="id14" draw:style-name="a18" draw:name="Прямая соединительная линия 23" text:anchor-type="paragraph"><svg:title/><svg:desc/></draw:connector></text:span><text:span text:style-name="T102"><draw:custom-shape svg:x="3.67569in" svg:y="0.12222in" svg:width="0.6625in" svg:height="0.425in" draw:z-index="251686912" draw:id="id15" draw:style-name="a19" draw:name="Прямоугольник 24" text:anchor-type="paragraph"><svg:title/><svg:desc/><text:p text:style-name="P103">3</text:p><draw:enhanced-geometry draw:type="non-primitive" svg:viewBox="0 0 21600 21600" draw:enhanced-path="M 0 0 L 21600 0 21600 21600 0 21600 Z N"/></draw:custom-shape></text:span><text:span text:style-name="T104"><draw:custom-shape svg:x="4.86319in" svg:y="0.71042in" svg:width="0.6625in" svg:height="0.425in" draw:z-index="251687936" draw:id="id16" draw:style-name="a20" draw:name="Прямоугольник 28" text:anchor-type="paragraph"><svg:title/><svg:desc/><text:p text:style-name="P105">4</text:p><draw:enhanced-geometry draw:type="non-primitive" svg:viewBox="0 0 21600 21600" draw:enhanced-path="M 0 0 L 21600 0 21600 21600 0 21600 Z N"/></draw:custom-shape></text:span><text:span text:style-name="T106"><draw:connector draw:type="line" svg:x1="4.17431in" svg:y1="0.72361in" svg:x2="4.17431in" svg:y2="1.13611in" draw:z-index="251689984" draw:id="id17" draw:style-name="a21" draw:name="Прямая соединительная линия 27" text:anchor-type="paragraph"><svg:title/><svg:desc/></draw:connector></text:span><text:span text:style-name="T107"><draw:connector draw:type="line" svg:x1="1.6706in" svg:y1="0.10116in" svg:x2="1.6706in" svg:y2="0.31435in" draw:z-index="251696128" draw:id="id18" draw:style-name="a23" draw:name="Прямая со стрелкой 38" text:anchor-type="paragraph"><svg:title/><svg:desc/></draw:connector></text:span><text:span text:style-name="T108"><draw:connector draw:type="line" svg:x1="0.76782in" svg:y1="0.0956in" svg:x2="0.76782in" svg:y2="0.31366in" draw:z-index="251692032" draw:id="id19" draw:style-name="a25" draw:name="Прямая со стрелкой 34" text:anchor-type="paragraph"><svg:title/><svg:desc/></draw:connector></text:span><text:span text:style-name="T109"><draw:connector draw:type="line" svg:x1="1.91597in" svg:y1="0.27014in" svg:x2="1.91597in" svg:y2="0.68264in" draw:z-index="251676672" draw:id="id20" draw:style-name="a26" draw:name="Прямая соединительная линия 19" text:anchor-type="paragraph"><svg:title/><svg:desc/></draw:connector></text:span><text:span text:style-name="T110"><draw:custom-shape svg:x="2.60509in" svg:y="0.25718in" svg:width="0.6625in" svg:height="0.425in" draw:z-index="251674624" draw:id="id21" draw:style-name="a27" draw:name="Прямоугольник 17" text:anchor-type="paragraph"><svg:title/><svg:desc/><text:p text:style-name="P111">4</text:p><draw:enhanced-geometry draw:type="non-primitive" svg:viewBox="0 0 21600 21600" draw:enhanced-path="M 0 0 L 21600 0 21600 21600 0 21600 Z N"/></draw:custom-shape></text:span><text:span text:style-name="T112"><draw:connector draw:type="line" svg:x1="1.00625in" svg:y1="0.26111in" svg:x2="1.00625in" svg:y2="0.68194in" draw:z-index="251669504" draw:id="id22" draw:style-name="a28" draw:name="Прямая соединительная линия 14" text:anchor-type="paragraph"><svg:title/><svg:desc/></draw:connector></text:span><text:span text:style-name="T113"><draw:custom-shape svg:x="0.50625in" svg:y="0.25833in" svg:width="0.6625in" svg:height="0.425in" draw:z-index="251666432" draw:id="id23" draw:style-name="a29" draw:name="Прямоугольник 11" text:anchor-type="paragraph"><svg:title/><svg:desc/><text:p text:style-name="P114">5</text:p><draw:enhanced-geometry draw:type="non-primitive" svg:viewBox="0 0 21600 21600" draw:enhanced-path="M 0 0 L 21600 0 21600 21600 0 21600 Z N"/></draw:custom-shape></text:span></text:p>
      <text:p text:style-name="P115"><text:span text:style-name="T116"><draw:connector draw:type="line" svg:x1="3.95208in" svg:y1="0.22222in" svg:x2="3.95208in" svg:y2="0.42778in" draw:z-index="251699200" draw:id="id24" draw:style-name="a31" draw:name="Прямая со стрелкой 41" text:anchor-type="paragraph"><svg:title/><svg:desc/></draw:connector></text:span></text:p>
      <text:p text:style-name="P117"><text:span text:style-name="T118"><draw:connector draw:type="line" svg:x1="3.68542in" svg:y1="0.22014in" svg:x2="3.30208in" svg:y2="0.60347in" draw:z-index="251700224" draw:id="id25" draw:style-name="a33" draw:name="Прямая со стрелкой 42" text:anchor-type="paragraph"><svg:title/><svg:desc/></draw:connector></text:span><text:span text:style-name="T119"><draw:connector draw:type="line" svg:x1="0.77245in" svg:y1="0.01319in" svg:x2="0.77245in" svg:y2="0.19861in" draw:z-index="251693056" draw:id="id26" draw:style-name="a35" draw:name="Прямая со стрелкой 35" text:anchor-type="paragraph"><svg:title/><svg:desc/></draw:connector></text:span><text:span text:style-name="T120"><draw:custom-shape svg:x="0.51389in" svg:y="0.12361in" svg:width="0.6625in" svg:height="0.425in" draw:z-index="251668480" draw:id="id27" draw:style-name="a36" draw:name="Прямоугольник 12" text:anchor-type="paragraph"><svg:title/><svg:desc/><text:p text:style-name="P121">6</text:p><draw:enhanced-geometry draw:type="non-primitive" svg:viewBox="0 0 21600 21600" draw:enhanced-path="M 0 0 L 21600 0 21600 21600 0 21600 Z N"/></draw:custom-shape></text:span><text:span text:style-name="T122"><draw:connector draw:type="line" svg:x1="1.00764in" svg:y1="0.13032in" svg:x2="1.00764in" svg:y2="0.55324in" draw:z-index="251670528" draw:id="id28" draw:style-name="a37" draw:name="Прямая соединительная линия 15" text:anchor-type="paragraph"><svg:title/><svg:desc/></draw:connector></text:span></text:p>
      <text:p text:style-name="P123"><text:span text:style-name="T124"><draw:custom-shape svg:x="3.06875in" svg:y="0.79167in" svg:width="0.6625in" svg:height="0.425in" draw:z-index="251683840" draw:id="id29" draw:style-name="a38" draw:name="Прямоугольник 32" text:anchor-type="paragraph"><svg:title/><svg:desc/><text:p text:style-name="P125">6</text:p><draw:enhanced-geometry draw:type="non-primitive" svg:viewBox="0 0 21600 21600" draw:enhanced-path="M 0 0 L 21600 0 21600 21600 0 21600 Z N"/></draw:custom-shape></text:span><text:span text:style-name="T126"><draw:custom-shape svg:x="3.06042in" svg:y="0.23125in" svg:width="0.6625in" svg:height="0.425in" draw:z-index="251682816" draw:id="id30" draw:style-name="a39" draw:name="Прямоугольник 30" text:anchor-type="paragraph"><svg:title/><svg:desc/><text:p text:style-name="P127">5</text:p><draw:enhanced-geometry draw:type="non-primitive" svg:viewBox="0 0 21600 21600" draw:enhanced-path="M 0 0 L 21600 0 21600 21600 0 21600 Z N"/></draw:custom-shape></text:span><text:span text:style-name="T128"><draw:connector draw:type="line" svg:x1="3.56042in" svg:y1="0.23403in" svg:x2="3.56042in" svg:y2="0.65486in" draw:z-index="251684864" draw:id="id31" draw:style-name="a40" draw:name="Прямая соединительная линия 29" text:anchor-type="paragraph"><svg:title/><svg:desc/></draw:connector></text:span><text:span text:style-name="T129"><draw:connector draw:type="line" svg:x1="3.5625in" svg:y1="0.79792in" svg:x2="3.5625in" svg:y2="1.22083in" draw:z-index="251685888" draw:id="id32" draw:style-name="a41" draw:name="Прямая соединительная линия 31" text:anchor-type="paragraph"><svg:title/><svg:desc/></draw:connector></text:span><text:span text:style-name="T130"><draw:connector draw:type="line" svg:x1="0.75393in" svg:y1="0.22917in" svg:x2="0.75393in" svg:y2="0.37708in" draw:z-index="251694080" draw:id="id33" draw:style-name="a43" draw:name="Прямая со стрелкой 36" text:anchor-type="paragraph"><svg:title/><svg:desc/></draw:connector></text:span></text:p>
      <text:p text:style-name="P131"><text:span text:style-name="T132"><draw:connector draw:type="line" svg:x1="3.31875in" svg:y1="0.33819in" svg:x2="3.31875in" svg:y2="0.49375in" draw:z-index="251701248" draw:id="id34" draw:style-name="a45" draw:name="Прямая со стрелкой 43" text:anchor-type="paragraph"><svg:title/><svg:desc/></draw:connector></text:span><text:span text:style-name="T133"><text:s text:c="24"/></text:span></text:p>
      <text:p text:style-name="P134"/>
      <text:p text:style-name="P135"><text:span text:style-name="T136"><draw:connector draw:type="line" svg:x1="3.31875in" svg:y1="0.22797in" svg:x2="3.31875in" svg:y2="0.36408in" draw:z-index="251702272" draw:id="id35" draw:style-name="a47" draw:name="Прямая со стрелкой 44" text:anchor-type="paragraph"><svg:title/><svg:desc/></draw:connector></text:span></text:p>
      <text:p text:style-name="P137"/>
      <text:p text:style-name="P138">Таким образом получается классический линейный список, в котором каждый элемент имеет указатель на следующий,<text:s/>отсутствует<text:s/>какое-либо ветвление.<text:s/></text:p>
      <text:p text:style-name="P139"/>
      <text:p text:style-name="P140">Тестирование.</text:p>
      <text:p text:style-name="P141">Результаты тестирования представлены в табл. 1.</text:p>
      <text:p text:style-name="P142"><text:span text:style-name="T143">Таблица 1 – Результаты тестирования</text:span></text:p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Входные данные</text:p>
          </table:table-cell>
          <table:table-cell table:style-name="TableCell150">
            <text:p text:style-name="P151">Выходные данные</text:p>
          </table:table-cell>
        </table:table-row>
        <table:table-row table:style-name="TableRow152">
          <table:table-cell table:style-name="TableCell153">
            <text:p text:style-name="P154">(1 2 (3 4) 5 6)</text:p>
          </table:table-cell>
          <table:table-cell table:style-name="TableCell155">
            <text:p text:style-name="P156">(1 2 3 4 5 6)</text:p>
          </table:table-cell>
        </table:table-row>
        <table:table-row table:style-name="TableRow157">
          <table:table-cell table:style-name="TableCell158">
            <text:p text:style-name="P159">(a b (s d (g h) a (d) c) b)</text:p>
          </table:table-cell>
          <table:table-cell table:style-name="TableCell160">
            <text:p text:style-name="P161">(a b s d g h a d c b)</text:p>
          </table:table-cell>
        </table:table-row>
        <table:table-row table:style-name="TableRow162">
          <table:table-cell table:style-name="TableCell163">
            <text:p text:style-name="P164"><text:span text:style-name="T165">(</text:span><text:span text:style-name="T166">a b ((s d (g h) a (d) c) b a (k) d k a g))</text:span></text:p>
          </table:table-cell>
          <table:table-cell table:style-name="TableCell167">
            <text:p text:style-name="P168">(a b s d g h a d c b a k d k a g)</text:p>
          </table:table-cell>
        </table:table-row>
      </table:table>
      <text:p text:style-name="P169"/>
      <text:p text:style-name="P170">Выводы.</text:p>
      <text:p text:style-name="P171"><text:span text:style-name="T172">В ходе выполнения лабораторный работы был<text:s/></text:span><text:span text:style-name="T173">создан линейный список<text:s/></text:span><text:span text:style-name="T174">из<text:s/></text:span><text:span text:style-name="T175">иерархического.</text:span><text:span text:style-name="T176"><text:s/>Так же были получены навыки работы с</text:span><text:span text:style-name="T177"><text:s/></text:span><text:span text:style-name="T178">иерархическим списком.</text:span></text:p>
      <text:soft-page-break/>
      <text:p text:style-name="P179"><text:span text:style-name="T180">Приложение</text:span></text:p>
      <text:p text:style-name="P181"><text:span text:style-name="T182">исходный код программы</text:span></text:p>
      <text:p text:style-name="P183">Название файла: main.cpp</text:p>
      <text:p text:style-name="P184">#include &lt;iostream&gt;</text:p>
      <text:p text:style-name="P185">#include &lt;cstdlib&gt;</text:p>
      <text:p text:style-name="P186">#include "lisp.h"</text:p>
      <text:p text:style-name="P187"/>
      <text:p text:style-name="P188">using namespace std;</text:p>
      <text:p text:style-name="P189">using namespace h_list;</text:p>
      <text:p text:style-name="P190">lisp lineList(const lisp s);</text:p>
      <text:p text:style-name="P191">lisp lineRest(const lisp h, lisp t);</text:p>
      <text:p text:style-name="P192"/>
      <text:p text:style-name="P193">int main()</text:p>
      <text:p text:style-name="P194">{</text:p>
      <text:p text:style-name="P195"><text:s text:c="4"/>lisp s1, s2;</text:p>
      <text:p text:style-name="P196"><text:s text:c="4"/>cout &lt;&lt; boolalpha;</text:p>
      <text:p text:style-name="P197"><text:span text:style-name="T198"><text:s text:c="4"/>cout &lt;&lt; "</text:span><text:span text:style-name="T199">введите</text:span><text:span text:style-name="T200"><text:s/>list:" &lt;&lt; endl;</text:span></text:p>
      <text:p text:style-name="P201"><text:s text:c="4"/>read_lisp(s1);</text:p>
      <text:p text:style-name="P202"><text:span text:style-name="T203"><text:s text:c="4"/>cout &lt;&lt; "</text:span><text:span text:style-name="T204">введен</text:span><text:span text:style-name="T205"><text:s/>list: " &lt;&lt; endl;</text:span></text:p>
      <text:p text:style-name="P206"><text:s text:c="4"/>write_lisp(s1);</text:p>
      <text:p text:style-name="P207"><text:s text:c="4"/>cout &lt;&lt; endl;</text:p>
      <text:p text:style-name="P208"><text:s text:c="4"/>s2 = lineList(s1);</text:p>
      <text:p text:style-name="P209"><text:span text:style-name="T210"><text:s text:c="4"/>cout &lt;&lt; "</text:span><text:span text:style-name="T211">для</text:span><text:span text:style-name="T212"><text:s/></text:span><text:span text:style-name="T213">списка</text:span><text:span text:style-name="T214">:" &lt;&lt; endl;</text:span></text:p>
      <text:p text:style-name="P215"><text:s text:c="4"/>write_lisp(s1);</text:p>
      <text:p text:style-name="P216"><text:s text:c="4"/>cout &lt;&lt; endl;</text:p>
      <text:p text:style-name="P217"><text:span text:style-name="T218"><text:s text:c="4"/></text:span><text:span text:style-name="T219">cout &lt;&lt; "раскрытый список есть:" &lt;&lt; endl;</text:span></text:p>
      <text:p text:style-name="P220"><text:span text:style-name="T221"><text:s text:c="4"/></text:span><text:span text:style-name="T222">write_lisp(s2);</text:span></text:p>
      <text:p text:style-name="P223"><text:s text:c="4"/>cout &lt;&lt; endl;</text:p>
      <text:p text:style-name="P224"><text:span text:style-name="T225"><text:s text:c="4"/></text:span><text:span text:style-name="T226">cout &lt;&lt; "end! " &lt;&lt; endl;</text:span></text:p>
      <text:p text:style-name="P227"><text:s text:c="4"/>return 0;</text:p>
      <text:p text:style-name="P228">}</text:p>
      <text:p text:style-name="P229"/>
      <text:p text:style-name="P230">lisp lineRest(const lisp y, const lisp z)</text:p>
      <text:p text:style-name="P231">{</text:p>
      <text:p text:style-name="P232"><text:s text:c="4"/>if (isNull(y))</text:p>
      <text:p text:style-name="P233"><text:s text:c="8"/>return copy_lisp(z);</text:p>
      <text:p text:style-name="P234"><text:s text:c="4"/>else</text:p>
      <text:p text:style-name="P235"><text:s text:c="8"/>return cons(copy_lisp(head(y)), lineRest(tail(y), z));</text:p>
      <text:p text:style-name="P236">}</text:p>
      <text:p text:style-name="P237"/>
      <text:p text:style-name="P238">lisp lineList(const lisp s)</text:p>
      <text:soft-page-break/>
      <text:p text:style-name="P239">{</text:p>
      <text:p text:style-name="P240"><text:s text:c="4"/>if (isNull(s))</text:p>
      <text:p text:style-name="P241"><text:s text:c="8"/>return NULL;</text:p>
      <text:p text:style-name="P242"><text:s text:c="4"/>else if (isAtom(s))</text:p>
      <text:p text:style-name="P243"><text:s text:c="8"/>return cons(make_atom(getAtom(s)), NULL);</text:p>
      <text:p text:style-name="P244"><text:s text:c="4"/>else if (isAtom(head(s)))</text:p>
      <text:p text:style-name="P245"><text:s text:c="8"/>return cons(make_atom(getAtom(head(s))), lineList(tail(s)));</text:p>
      <text:p text:style-name="P246"><text:s text:c="4"/>else</text:p>
      <text:p text:style-name="P247"><text:s text:c="8"/>return lineRest(lineList(head(s)), lineList(tail(s)));</text:p>
      <text:p text:style-name="P248">}</text:p>
      <text:p text:style-name="P249"/>
      <text:p text:style-name="P250"><text:span text:style-name="T251">Название</text:span><text:span text:style-name="T252"><text:s/></text:span><text:span text:style-name="T253">файла</text:span><text:span text:style-name="T254">: lis</text:span><text:span text:style-name="T255">p</text:span><text:span text:style-name="T256">.h</text:span></text:p>
      <text:p text:style-name="P257">namespace h_list{</text:p>
      <text:p text:style-name="P258"><text:s text:c="4"/>typedef char base;</text:p>
      <text:p text:style-name="P259"><text:s/></text:p>
      <text:p text:style-name="P260"><text:s text:c="4"/>struct exp;</text:p>
      <text:p text:style-name="P261"><text:s text:c="4"/>struct ptrs{</text:p>
      <text:p text:style-name="P262"><text:s text:c="8"/>exp *head;</text:p>
      <text:p text:style-name="P263"><text:s text:c="8"/>exp *tail;</text:p>
      <text:p text:style-name="P264"><text:s text:c="4"/>};</text:p>
      <text:p text:style-name="P265"><text:s text:c="4"/>struct exp{</text:p>
      <text:p text:style-name="P266"><text:s text:c="8"/>bool tag;</text:p>
      <text:p text:style-name="P267"><text:s text:c="8"/>union{</text:p>
      <text:p text:style-name="P268"><text:s text:c="12"/>base atom;</text:p>
      <text:p text:style-name="P269"><text:s text:c="12"/>ptrs pair;</text:p>
      <text:p text:style-name="P270"><text:s text:c="8"/>}node;</text:p>
      <text:p text:style-name="P271"><text:s text:c="4"/>};</text:p>
      <text:p text:style-name="P272"><text:s/></text:p>
      <text:p text:style-name="P273"><text:s text:c="4"/>typedef exp *list;</text:p>
      <text:p text:style-name="P274"><text:s/></text:p>
      <text:p text:style-name="P275"><text:s text:c="4"/>list head(const list s);</text:p>
      <text:p text:style-name="P276"><text:s text:c="4"/>list tail(const list s);</text:p>
      <text:p text:style-name="P277"><text:s text:c="4"/>list cons(const list h, const list t);</text:p>
      <text:p text:style-name="P278"><text:s text:c="4"/>list makeAtom(const base x);</text:p>
      <text:p text:style-name="P279"><text:s text:c="4"/>bool isAtom(const list s);</text:p>
      <text:p text:style-name="P280"><text:s text:c="4"/>bool isNull(const list s);</text:p>
      <text:p text:style-name="P281"><text:s text:c="4"/>void destroy(list s);</text:p>
      <text:p text:style-name="P282"><text:s/></text:p>
      <text:p text:style-name="P283"><text:s text:c="4"/>void read_list(list&amp; y);</text:p>
      <text:p text:style-name="P284"><text:s text:c="4"/>void read_exp(base prev, list&amp; y);</text:p>
      <text:p text:style-name="P285"><text:s text:c="4"/>void read_seq(list&amp; y);</text:p>
      <text:p text:style-name="P286"><text:s text:c="4"/>void write_list(const list x);</text:p>
      <text:p text:style-name="P287"><text:s text:c="4"/>void write_seq(const list x);</text:p>
      <text:p text:style-name="P288">}</text:p>
      <text:p text:style-name="P289"/>
      <text:p text:style-name="P290"><text:span text:style-name="T291">Название</text:span><text:span text:style-name="T292"><text:s/></text:span><text:span text:style-name="T293">файла</text:span><text:span text:style-name="T294">: lisp</text:span><text:span text:style-name="T295">.cpp</text:span></text:p>
      <text:p text:style-name="P296">#include &lt;iostream&gt;</text:p>
      <text:p text:style-name="P297">#include &lt;cstdlib&gt;</text:p>
      <text:p text:style-name="P298"><text:s/></text:p>
      <text:p text:style-name="P299">using namespace std;</text:p>
      <text:p text:style-name="P300"><text:s/></text:p>
      <text:p text:style-name="P301">#include "list.h"</text:p>
      <text:p text:style-name="P302"><text:s/></text:p>
      <text:p text:style-name="P303">namespace h_list{</text:p>
      <text:p text:style-name="P304"><text:s text:c="4"/>list head(const list s){</text:p>
      <text:p text:style-name="P305"><text:s text:c="8"/>if(s){</text:p>
      <text:p text:style-name="P306"><text:s text:c="12"/>if(!isAtom(s)){</text:p>
      <text:soft-page-break/>
      <text:p text:style-name="P307"><text:s text:c="16"/>return s-&gt;node.pair.head;</text:p>
      <text:p text:style-name="P308"><text:s text:c="12"/>}</text:p>
      <text:p text:style-name="P309"><text:s text:c="12"/>else{</text:p>
      <text:p text:style-name="P310"><text:s text:c="16"/>cerr &lt;&lt; "Error: Head(atom)\n";</text:p>
      <text:p text:style-name="P311"><text:s text:c="16"/>exit(1);</text:p>
      <text:p text:style-name="P312"><text:s text:c="3"/><text:s text:c="9"/>}</text:p>
      <text:p text:style-name="P313"><text:s text:c="8"/>}</text:p>
      <text:p text:style-name="P314"><text:s text:c="8"/>else{</text:p>
      <text:p text:style-name="P315"><text:s text:c="12"/>cerr &lt;&lt; "Error: Heid(NULL)\n";</text:p>
      <text:p text:style-name="P316"><text:s text:c="12"/>exit(1);</text:p>
      <text:p text:style-name="P317"><text:s text:c="8"/>}</text:p>
      <text:p text:style-name="P318"><text:s text:c="4"/>}</text:p>
      <text:p text:style-name="P319"><text:s/></text:p>
      <text:p text:style-name="P320"><text:s text:c="4"/>list tail(const list s){</text:p>
      <text:p text:style-name="P321"><text:s text:c="8"/>if(s){</text:p>
      <text:p text:style-name="P322"><text:s text:c="12"/>if(!isAtom(s)){</text:p>
      <text:p text:style-name="P323"><text:s text:c="16"/>return s-&gt;node.pair.tail;</text:p>
      <text:p text:style-name="P324"><text:s text:c="12"/>}</text:p>
      <text:p text:style-name="P325"><text:s text:c="12"/>else{</text:p>
      <text:p text:style-name="P326"><text:s text:c="16"/>cerr &lt;&lt; "Error: Tail(atom)\n";</text:p>
      <text:p text:style-name="P327"><text:s text:c="16"/>exit(1);</text:p>
      <text:p text:style-name="P328"><text:s text:c="12"/>}</text:p>
      <text:p text:style-name="P329"><text:s text:c="8"/>}</text:p>
      <text:p text:style-name="P330"><text:s text:c="8"/>else{</text:p>
      <text:p text:style-name="P331"><text:s text:c="12"/>cerr &lt;&lt; "Error: Tail(NULL)\n";</text:p>
      <text:p text:style-name="P332"><text:s text:c="12"/>exit(1);</text:p>
      <text:p text:style-name="P333"><text:s text:c="8"/>}</text:p>
      <text:p text:style-name="P334"><text:s text:c="4"/>}</text:p>
      <text:p text:style-name="P335"><text:s/></text:p>
      <text:p text:style-name="P336"><text:s text:c="4"/>list cons(const list h, const list t){</text:p>
      <text:p text:style-name="P337"><text:s text:c="3"/><text:s text:c="5"/>list p;</text:p>
      <text:p text:style-name="P338"><text:s text:c="8"/>if (isAtom(t)){</text:p>
      <text:p text:style-name="P339"><text:s text:c="12"/>cerr &lt;&lt; "Error: Cons(*, atom)\n";</text:p>
      <text:p text:style-name="P340"><text:s text:c="12"/>exit(1);</text:p>
      <text:p text:style-name="P341"><text:s text:c="8"/>}</text:p>
      <text:p text:style-name="P342"><text:s text:c="8"/>else{</text:p>
      <text:p text:style-name="P343"><text:s text:c="12"/>p = new exp;</text:p>
      <text:p text:style-name="P344"><text:s text:c="12"/>if (p == NULL){</text:p>
      <text:p text:style-name="P345"><text:s text:c="16"/>cerr &lt;&lt; "Error: Memory not enough\n";</text:p>
      <text:p text:style-name="P346"><text:s text:c="16"/>exit(1);</text:p>
      <text:p text:style-name="P347"><text:s text:c="12"/>}</text:p>
      <text:p text:style-name="P348"><text:s text:c="12"/>else{</text:p>
      <text:p text:style-name="P349"><text:s text:c="16"/>p-&gt;tag = false;</text:p>
      <text:p text:style-name="P350"><text:s text:c="16"/>p-&gt;node.pair.head = h;</text:p>
      <text:p text:style-name="P351"><text:s text:c="16"/>p-&gt;node.pair.tail = t;</text:p>
      <text:p text:style-name="P352"><text:s text:c="16"/>return p;</text:p>
      <text:p text:style-name="P353"><text:s text:c="12"/>}</text:p>
      <text:p text:style-name="P354"><text:s text:c="8"/>}</text:p>
      <text:p text:style-name="P355"><text:s text:c="4"/>}</text:p>
      <text:p text:style-name="P356"><text:s/></text:p>
      <text:p text:style-name="P357"><text:s text:c="4"/>list make_atom(const base x){</text:p>
      <text:p text:style-name="P358"><text:s text:c="8"/>list<text:s/>s = new exp;</text:p>
      <text:p text:style-name="P359"><text:s text:c="8"/>s-&gt;tag = true;</text:p>
      <text:p text:style-name="P360"><text:s text:c="8"/>s-&gt;node.atom = x;</text:p>
      <text:p text:style-name="P361"><text:s text:c="8"/>return s;</text:p>
      <text:p text:style-name="P362"><text:s text:c="4"/>}</text:p>
      <text:p text:style-name="P363"><text:s/></text:p>
      <text:p text:style-name="P364"><text:s text:c="4"/>bool isAtom(const list s){</text:p>
      <text:p text:style-name="P365"><text:s text:c="8"/>if (s == NULL)</text:p>
      <text:p text:style-name="P366"><text:s text:c="12"/>return false;</text:p>
      <text:p text:style-name="P367"><text:s text:c="8"/>else</text:p>
      <text:p text:style-name="P368"><text:s text:c="12"/>return (s-&gt;tag);</text:p>
      <text:p text:style-name="P369"><text:s text:c="4"/>}</text:p>
      <text:soft-page-break/>
      <text:p text:style-name="P370"><text:s/></text:p>
      <text:p text:style-name="P371"><text:s text:c="4"/>bool isNull(const list s){</text:p>
      <text:p text:style-name="P372"><text:s text:c="8"/>return s == NULL;</text:p>
      <text:p text:style-name="P373"><text:s text:c="4"/>}</text:p>
      <text:p text:style-name="P374"><text:s/></text:p>
      <text:p text:style-name="P375"><text:s text:c="4"/>void destroy(list s){</text:p>
      <text:p text:style-name="P376"><text:s text:c="8"/>if(s){</text:p>
      <text:p text:style-name="P377"><text:s text:c="12"/>if(!isAtom(s)){</text:p>
      <text:p text:style-name="P378"><text:s text:c="16"/>destroy(head(s));</text:p>
      <text:p text:style-name="P379"><text:s text:c="16"/>destroy(tail(s));</text:p>
      <text:p text:style-name="P380"><text:s text:c="12"/>}</text:p>
      <text:p text:style-name="P381"><text:s text:c="12"/>delete s;</text:p>
      <text:p text:style-name="P382"><text:s text:c="8"/>}</text:p>
      <text:p text:style-name="P383"><text:s text:c="4"/>}</text:p>
      <text:p text:style-name="P384"><text:s/></text:p>
      <text:p text:style-name="P385"><text:s text:c="4"/>void read_list(list&amp; y){</text:p>
      <text:p text:style-name="P386"><text:s text:c="2"/><text:s text:c="6"/>base x;</text:p>
      <text:p text:style-name="P387"><text:s text:c="8"/>do</text:p>
      <text:p text:style-name="P388"><text:s text:c="12"/>cin &gt;&gt; x;</text:p>
      <text:p text:style-name="P389"><text:s text:c="8"/>while(x == ' ');</text:p>
      <text:p text:style-name="P390"><text:s text:c="8"/>read_exp(x, y);</text:p>
      <text:p text:style-name="P391"><text:s text:c="4"/>}</text:p>
      <text:p text:style-name="P392"><text:s/></text:p>
      <text:p text:style-name="P393"><text:s text:c="4"/>void read_exp(base prev, list&amp; y){</text:p>
      <text:p text:style-name="P394"><text:s text:c="8"/>if(prev == ')'){</text:p>
      <text:p text:style-name="P395"><text:s text:c="12"/>cerr &lt;&lt; " ! List.Error 1 " &lt;&lt; endl;</text:p>
      <text:p text:style-name="P396"><text:s text:c="12"/>exit(1);</text:p>
      <text:p text:style-name="P397"><text:s text:c="8"/>}</text:p>
      <text:p text:style-name="P398"><text:s text:c="8"/>else if(prev != '(')</text:p>
      <text:p text:style-name="P399"><text:s text:c="12"/>y = make_atom(prev);</text:p>
      <text:p text:style-name="P400"><text:s text:c="8"/>else</text:p>
      <text:p text:style-name="P401"><text:s text:c="12"/>read_seq(y);</text:p>
      <text:p text:style-name="P402"><text:s text:c="4"/>}</text:p>
      <text:p text:style-name="P403"><text:s/></text:p>
      <text:p text:style-name="P404"><text:s text:c="4"/>void read_seq(list&amp; y){</text:p>
      <text:p text:style-name="P405"><text:s text:c="8"/>base x;</text:p>
      <text:p text:style-name="P406"><text:s text:c="8"/>list p1, p2;</text:p>
      <text:p text:style-name="P407"><text:s/></text:p>
      <text:p text:style-name="P408"><text:s text:c="8"/>if(!(cin &gt;&gt; x)){</text:p>
      <text:p text:style-name="P409"><text:s text:c="12"/>cerr &lt;&lt; " ! List.Error 2 " &lt;&lt; endl;</text:p>
      <text:p text:style-name="P410"><text:s text:c="12"/>exit(1);</text:p>
      <text:p text:style-name="P411"><text:s text:c="8"/>}</text:p>
      <text:p text:style-name="P412"><text:s text:c="8"/>else{</text:p>
      <text:p text:style-name="P413"><text:s text:c="12"/>while(x == ' ')</text:p>
      <text:p text:style-name="P414"><text:s text:c="16"/>cin &gt;&gt; x;</text:p>
      <text:p text:style-name="P415"><text:s text:c="12"/>if(x == ')')</text:p>
      <text:p text:style-name="P416"><text:s text:c="16"/>y = NULL;</text:p>
      <text:p text:style-name="P417"><text:s text:c="12"/>else{</text:p>
      <text:p text:style-name="P418"><text:s text:c="16"/>read_exp(x, p1);</text:p>
      <text:p text:style-name="P419"><text:s text:c="16"/>read_seq(p2);</text:p>
      <text:p text:style-name="P420"><text:s text:c="16"/>y = cons(p1, p2);</text:p>
      <text:p text:style-name="P421"><text:s text:c="12"/>}</text:p>
      <text:p text:style-name="P422"><text:s text:c="8"/>}</text:p>
      <text:p text:style-name="P423"><text:s text:c="4"/>}</text:p>
      <text:p text:style-name="P424"><text:s/></text:p>
      <text:p text:style-name="P425"><text:s text:c="4"/>void write_list(const list x){</text:p>
      <text:p text:style-name="P426"><text:s text:c="8"/>if(isNull(x))</text:p>
      <text:p text:style-name="P427"><text:s text:c="12"/>cout &lt;&lt; " ()";</text:p>
      <text:p text:style-name="P428"><text:s text:c="8"/>else if(isAtom(x))</text:p>
      <text:p text:style-name="P429"><text:s text:c="12"/>cout &lt;&lt; ' ' &lt;&lt; x-&gt;node.atom;</text:p>
      <text:p text:style-name="P430"><text:s text:c="8"/>else{</text:p>
      <text:p text:style-name="P431"><text:s text:c="12"/>cout &lt;&lt; " (";</text:p>
      <text:p text:style-name="P432"><text:s text:c="12"/>write_seq(x);</text:p>
      <text:soft-page-break/>
      <text:p text:style-name="P433"><text:s text:c="12"/>cout &lt;&lt; " )";</text:p>
      <text:p text:style-name="P434"><text:s text:c="8"/>}</text:p>
      <text:p text:style-name="P435"><text:s text:c="4"/>}</text:p>
      <text:p text:style-name="P436"><text:s/></text:p>
      <text:p text:style-name="P437"><text:s text:c="4"/>void write_seq(const list x){</text:p>
      <text:p text:style-name="P438"><text:s text:c="8"/>if (!isNull(x)){</text:p>
      <text:p text:style-name="P439"><text:s text:c="12"/>write_list(head(x));</text:p>
      <text:p text:style-name="P440"><text:span text:style-name="T441"><text:s text:c="12"/></text:span><text:span text:style-name="T442">write_seq(tail(x));</text:span></text:p>
      <text:p text:style-name="P443"><text:s text:c="8"/>}</text:p>
      <text:p text:style-name="P444"><text:s text:c="4"/>}</text:p>
      <text:p text:style-name="P445"><text:span text:style-name="T446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>
        <style:tab-stops>
          <style:tab-stop style:type="left" style:position="-0.0458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 style:text-underline-color="font-color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>
        <style:tab-stops>
          <style:tab-stop style:type="left" style:position="-2.1402in"/>
          <style:tab-stop style:type="left" style:position="-0.0729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6" svg:viewBox="0 0 20 30" svg:d="m10 0-10 30h20z"/>
    <draw:marker draw:name="a22" svg:viewBox="0 0 20 30" svg:d="m10 0-10 30h20z"/>
    <draw:marker draw:name="a4" svg:viewBox="0 0 20 30" svg:d="m10 0-10 30h20z"/>
    <draw:marker draw:name="a24" svg:viewBox="0 0 20 30" svg:d="m10 0-10 30h20z"/>
    <draw:marker draw:name="a30" svg:viewBox="0 0 20 30" svg:d="m10 0-10 30h20z"/>
    <draw:marker draw:name="a32" svg:viewBox="0 0 20 30" svg:d="m10 0-10 30h20z"/>
    <draw:marker draw:name="a8" svg:viewBox="0 0 20 30" svg:d="m10 0-10 30h20z"/>
    <draw:marker draw:name="a34" svg:viewBox="0 0 20 30" svg:d="m10 0-10 30h20z"/>
    <draw:marker draw:name="a42" svg:viewBox="0 0 20 30" svg:d="m10 0-10 30h20z"/>
    <draw:marker draw:name="a44" svg:viewBox="0 0 20 30" svg:d="m10 0-10 30h20z"/>
    <draw:marker draw:name="a46" svg:viewBox="0 0 20 30" svg:d="m10 0-10 30h20z"/>
    <draw:marker draw:name="a10" svg:viewBox="0 0 20 30" svg:d="m10 0-10 30h20z"/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8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ZVEGA SASHA</dc:creator>
    <meta:creation-date>2020-10-09T21:13:00Z</meta:creation-date>
    <dc:date>2020-10-09T21:13:00Z</dc:date>
    <meta:print-date>2015-07-17T19:06:00Z</meta:print-date>
    <meta:template xlink:href="Normal" xlink:type="simple"/>
    <meta:editing-cycles>2</meta:editing-cycles>
    <meta:editing-duration>PT0S</meta:editing-duration>
    <meta:document-statistic meta:page-count="8" meta:paragraph-count="12" meta:word-count="952" meta:character-count="6368" meta:row-count="45" meta:non-whitespace-character-count="5428"/>
  </office:meta>
</office:document-meta>
</file>